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市场类MarketData共有三个方法：</text:p>
      <text:p text:style-name="Standard"/>
      <text:p text:style-name="Standard">[b](1)index()[/b]</text:p>
      <text:p text:style-name="Standard">index方法用于获取指数行情</text:p>
      <text:p text:style-name="Standard"/>
      <text:p text:style-name="Standard">返回值：</text:p>
      <text:p text:style-name="Standard">DataFrame or list: [{'code':, 'name':, ...}, ...]</text:p>
      <text:p text:style-name="Standard"><text:s text:c="3"/>code:指数代码</text:p>
      <text:p text:style-name="Standard"><text:s text:c="3"/>name:指数名称</text:p>
      <text:p text:style-name="Standard"><text:s text:c="3"/>change:涨跌幅</text:p>
      <text:p text:style-name="Standard"><text:s text:c="3"/>open:开盘价</text:p>
      <text:p text:style-name="Standard"><text:s text:c="3"/>preclose:昨日收盘价</text:p>
      <text:p text:style-name="Standard"><text:s text:c="3"/>close:收盘价</text:p>
      <text:p text:style-name="Standard"><text:s text:c="3"/>high:最高价</text:p>
      <text:p text:style-name="Standard"><text:s text:c="3"/>low:最低价</text:p>
      <text:p text:style-name="Standard"><text:s text:c="3"/>volume:成交量(手)</text:p>
      <text:p text:style-name="Standard"><text:s text:c="3"/>amount:成交金额（亿元）</text:p>
      <text:p text:style-name="Standard"/>
      <text:p text:style-name="Standard">示例：</text:p>
      <text:p text:style-name="Standard">[i]import gugu as gg[/i]</text:p>
      <text:p text:style-name="Standard">[i]obj = gg.MarketData()[/i] <text:s text:c="2"/># 创建市场类对象</text:p>
      <text:p text:style-name="Standard">[i]data = obj.index()[/i] <text:s text:c="5"/># 获取指数行情数据</text:p>
      <text:p text:style-name="Standard">[i]obj.output()[/i] <text:s text:c="11"/># 输出数据</text:p>
      <text:p text:style-name="Standard"/>
      <text:p text:style-name="Standard">输出：</text:p>
      <text:p text:style-name="Standard"><text:s text:c="8"/>code <text:s text:c="3"/>name <text:s/>change <text:s text:c="7"/>open <text:s text:c="3"/>preclose <text:s text:c="6"/>close <text:s text:c="7"/>high <text:s text:c="8"/>low <text:s text:c="6"/>volume <text:s text:c="4"/>amount</text:p>
      <text:p text:style-name="Standard">0 <text:s text:c="2"/>sh000001 <text:s text:c="3"/>上证指数 <text:s text:c="3"/>0.11 <text:s text:c="2"/>3019.8797 <text:s text:c="2"/>3027.5755 <text:s text:c="2"/>3031.0048 <text:s text:c="2"/>3042.4871 <text:s text:c="2"/>3009.4476 <text:s text:c="3"/>243734939 <text:s/>2227.8733</text:p>
      <text:p text:style-name="Standard">1 <text:s text:c="2"/>sh000002 <text:s text:c="3"/>Ａ股指数 <text:s text:c="3"/>0.11 <text:s text:c="2"/>3162.8278 <text:s text:c="2"/>3170.8995 <text:s text:c="2"/>3174.4900 <text:s text:c="2"/>3186.5248 <text:s text:c="2"/>3151.8888 <text:s text:c="3"/>243365127 <text:s/>2225.9919</text:p>
      <text:p text:style-name="Standard">2 <text:s text:c="2"/>sh000003 <text:s text:c="3"/>Ｂ股指数 <text:s text:c="3"/>0.13 <text:s text:c="3"/>304.5219 <text:s text:c="3"/>304.8948 <text:s text:c="3"/>305.2768 <text:s text:c="3"/>306.2762 <text:s text:c="3"/>303.6536 <text:s text:c="6"/>369812 <text:s text:c="4"/>1.8815</text:p>
      <text:p text:style-name="Standard">3 <text:s text:c="2"/>sh000008 <text:s text:c="3"/>综合指数 <text:s text:c="2"/>-0.24 <text:s text:c="2"/>2949.1338 <text:s text:c="2"/>2960.3582 <text:s text:c="2"/>2953.1629 <text:s text:c="2"/>2970.4784 <text:s text:c="2"/>2934.6272 <text:s text:c="4"/>62076177 <text:s text:c="2"/>588.5905</text:p>
      <text:p text:style-name="Standard">4 <text:s text:c="2"/>sh000009 <text:s text:c="2"/>上证380 <text:s text:c="3"/>0.67 <text:s text:c="2"/>4688.5118 <text:s text:c="2"/>4697.3185 <text:s text:c="2"/>4728.6132 <text:s text:c="2"/>4754.9673 <text:s text:c="2"/>4671.2098 <text:s text:c="4"/>55280753 <text:s text:c="2"/>508.1371</text:p>
      <text:p text:style-name="Standard">5 <text:s text:c="2"/>sh000010 <text:s text:c="2"/>上证180 <text:s text:c="2"/>-0.28 <text:s text:c="2"/>8403.2207 <text:s text:c="2"/>8427.6242 <text:s text:c="2"/>8404.3915 <text:s text:c="2"/>8438.8410 <text:s text:c="2"/>8358.8803 <text:s text:c="4"/>84596609 <text:s text:c="2"/>928.1424</text:p>
      <text:p text:style-name="Standard">6 <text:s text:c="2"/>sh000011 <text:s text:c="3"/>基金指数 <text:s text:c="3"/>0.12 <text:s text:c="2"/>6146.6060 <text:s text:c="2"/>6151.6294 <text:s text:c="2"/>6159.0273 <text:s text:c="2"/>6172.9559 <text:s text:c="2"/>6137.3518 <text:s text:c="4"/>45091261 <text:s text:c="2"/>174.6164</text:p>
      <text:p text:style-name="Standard">7 <text:s text:c="2"/>sh000012 <text:s text:c="3"/>国债指数 <text:s text:c="3"/>0.00 <text:s text:c="3"/>171.4527 <text:s text:c="3"/>171.4363 <text:s text:c="3"/>171.4412 <text:s text:c="3"/>171.4534 <text:s text:c="3"/>171.4278 <text:s text:c="6"/>135727 <text:s text:c="4"/>1.3276</text:p>
      <text:p text:style-name="Standard">8 <text:s text:c="2"/>sh000016 <text:s text:c="3"/>上证50 <text:s text:c="2"/>-0.31 <text:s text:c="2"/>2829.4997 <text:s text:c="2"/>2832.5878 <text:s text:c="2"/>2823.6957 <text:s text:c="2"/>2835.1060 <text:s text:c="2"/>2807.1226 <text:s text:c="4"/>35590064 <text:s text:c="2"/>444.8847</text:p>
      <text:p text:style-name="Standard">9 <text:s text:c="2"/>sh000017 <text:s text:c="4"/>新综指 <text:s text:c="3"/>0.11 <text:s text:c="2"/>2550.1951 <text:s text:c="2"/>2556.7031 <text:s text:c="2"/>2559.5979 <text:s text:c="2"/>2569.3006 <text:s text:c="2"/>2541.3731 <text:s text:c="3"/>243333265 <text:s/>2225.5334</text:p>
      <text:p text:style-name="Standard">10 <text:s/>sh000300 <text:s text:c="2"/>沪深300 <text:s text:c="2"/>-0.02 <text:s text:c="2"/>3785.3762 <text:s text:c="2"/>3794.1040 <text:s text:c="2"/>3793.3331 <text:s text:c="2"/>3811.4943 <text:s text:c="2"/>3770.7858 <text:s text:c="3"/>137578330 <text:s/>1538.0269</text:p>
      <text:p text:style-name="Standard">11 <text:s/>sh000905 <text:s text:c="2"/>中证500 <text:s text:c="3"/>0.85 <text:s text:c="2"/>5146.6204 <text:s text:c="2"/>5158.2467 <text:s text:c="2"/>5202.0871 <text:s text:c="2"/>5233.5263 <text:s text:c="2"/>5125.1540 <text:s text:c="3"/>120740091 <text:s text:c="2"/>967.0635</text:p>
      <text:p text:style-name="Standard">12 <text:s/>sz399001 <text:s text:c="3"/>深证成指 <text:s text:c="3"/>0.81 <text:s text:c="2"/>9366.7670 <text:s text:c="2"/>9384.4150 <text:s text:c="2"/>9460.8470 <text:s text:c="2"/>9524.7790 <text:s text:c="2"/>9328.0030 <text:s/>32209955394 <text:s/>2914.1930</text:p>
      <text:p text:style-name="Standard"><text:soft-page-break/>13 <text:s/>sz399002 <text:s text:c="3"/>深成指R <text:s text:c="3"/>0.81 <text:s/>11330.4120 <text:s/>11351.7610 <text:s/>11444.2150 <text:s/>11521.5510 <text:s/>11283.5220 <text:s/>15342782531 <text:s/>1551.2523</text:p>
      <text:p text:style-name="Standard">14 <text:s/>sz399003 <text:s text:c="3"/>成份Ｂ指 <text:s text:c="2"/>-0.03 <text:s text:c="2"/>5288.2500 <text:s text:c="2"/>5293.6520 <text:s text:c="2"/>5291.8950 <text:s text:c="2"/>5313.1850 <text:s text:c="2"/>5272.8290 <text:s text:c="5"/>8832150 <text:s text:c="4"/>0.3655</text:p>
      <text:p text:style-name="Standard">15 <text:s/>sz399004 <text:s/>深证100R <text:s text:c="3"/>0.78 <text:s text:c="2"/>5049.9780 <text:s text:c="2"/>5055.1630 <text:s text:c="2"/>5094.8000 <text:s text:c="2"/>5131.5770 <text:s text:c="2"/>5027.1750 <text:s text:c="2"/>5453354045 <text:s text:c="2"/>701.3329</text:p>
      <text:p text:style-name="Standard">16 <text:s/>sz399005 <text:s text:c="3"/>中小板指 <text:s text:c="3"/>0.71 <text:s text:c="2"/>6061.0040 <text:s text:c="2"/>6074.0170 <text:s text:c="2"/>6117.0050 <text:s text:c="2"/>6157.5040 <text:s text:c="2"/>6035.4790 <text:s text:c="2"/>2740936133 <text:s text:c="2"/>373.7514</text:p>
      <text:p text:style-name="Standard">17 <text:s/>sz399006 <text:s text:c="3"/>创业板指 <text:s text:c="3"/>1.23 <text:s text:c="2"/>1615.5920 <text:s text:c="2"/>1619.7100 <text:s text:c="2"/>1639.6660 <text:s text:c="2"/>1654.6610 <text:s text:c="2"/>1613.4980 <text:s text:c="2"/>2419312755 <text:s text:c="2"/>340.4623</text:p>
      <text:p text:style-name="Standard">18 <text:s/>sz399008 <text:s text:c="2"/>中小300 <text:s text:c="3"/>0.83 <text:s text:c="2"/>1180.4590 <text:s text:c="2"/>1182.9540 <text:s text:c="2"/>1192.7500 <text:s text:c="2"/>1200.0490 <text:s text:c="2"/>1175.0020 <text:s text:c="2"/>6953896371 <text:s text:c="2"/>691.5542</text:p>
      <text:p text:style-name="Standard">19 <text:s/>sz399100 <text:s text:c="2"/>新 指 数 <text:s text:c="3"/>0.80 <text:s text:c="2"/>7259.6160 <text:s text:c="2"/>7274.9890 <text:s text:c="2"/>7332.9620 <text:s text:c="2"/>7375.0700 <text:s text:c="2"/>7230.3520 <text:s/>31846356288 <text:s/>2897.9186</text:p>
      <text:p text:style-name="Standard">20 <text:s/>sz399101 <text:s text:c="3"/>中小板综 <text:s text:c="3"/>0.81 <text:s text:c="2"/>9169.9060 <text:s text:c="2"/>9188.8650 <text:s text:c="2"/>9263.5180 <text:s text:c="2"/>9312.0010 <text:s text:c="2"/>9131.4780 <text:s/>12865391710 <text:s/>1168.3904</text:p>
      <text:p text:style-name="Standard">21 <text:s/>sz399106 <text:s text:c="3"/>深证综指 <text:s text:c="3"/>0.75 <text:s text:c="2"/>1595.6830 <text:s text:c="2"/>1599.4820 <text:s text:c="2"/>1611.4410 <text:s text:c="2"/>1620.9770 <text:s text:c="2"/>1589.4830 <text:s/>32209955394 <text:s/>2914.1930</text:p>
      <text:p text:style-name="Standard">22 <text:s/>sz399107 <text:s text:c="3"/>深证Ａ指 <text:s text:c="3"/>0.75 <text:s text:c="2"/>1668.6470 <text:s text:c="2"/>1672.6300 <text:s text:c="2"/>1685.1740 <text:s text:c="2"/>1695.1650 <text:s text:c="2"/>1662.1620 <text:s/>32188298739 <text:s/>2913.4094</text:p>
      <text:p text:style-name="Standard">23 <text:s/>sz399108 <text:s text:c="3"/>深证Ｂ指 <text:s text:c="3"/>0.01 <text:s text:c="2"/>1008.3040 <text:s text:c="2"/>1008.4600 <text:s text:c="2"/>1008.5910 <text:s text:c="2"/>1012.0100 <text:s text:c="2"/>1003.8220 <text:s text:c="4"/>21656655 <text:s text:c="4"/>0.7836</text:p>
      <text:p text:style-name="Standard">24 <text:s/>sz399333 <text:s text:c="3"/>中小板R <text:s text:c="3"/>0.71 <text:s text:c="2"/>6739.8950 <text:s text:c="2"/>6754.3640 <text:s text:c="2"/>6802.1680 <text:s text:c="2"/>6847.2030 <text:s text:c="2"/>6711.5090 <text:s text:c="2"/>2740936133 <text:s text:c="2"/>373.7514</text:p>
      <text:p text:style-name="Standard">25 <text:s/>sz399606 <text:s text:c="3"/>创业板R <text:s text:c="3"/>1.23 <text:s text:c="2"/>1692.4080 <text:s text:c="2"/>1696.7210 <text:s text:c="2"/>1717.6260 <text:s text:c="2"/>1733.3340 <text:s text:c="2"/>1690.2130 <text:s text:c="2"/>2419312755 <text:s text:c="2"/>340.4623</text:p>
      <text:p text:style-name="Standard"/>
      <text:p text:style-name="Standard"/>
      <text:p text:style-name="Standard">[b](2)latest()[/b]</text:p>
      <text:p text:style-name="Standard">latest方法用于一次性获取最近一个日交易日所有股票的交易数据</text:p>
      <text:p text:style-name="Standard"/>
      <text:p text:style-name="Standard">返回值：</text:p>
      <text:p text:style-name="Standard">DataFrame or list: [{'code':, 'name':, ...}, ...]</text:p>
      <text:p text:style-name="Standard"><text:s text:c="3"/>code：代码</text:p>
      <text:p text:style-name="Standard"><text:s text:c="3"/>name:名称</text:p>
      <text:p text:style-name="Standard"><text:s text:c="3"/>changepercent:涨跌幅</text:p>
      <text:p text:style-name="Standard"><text:s text:c="3"/>trade:现价</text:p>
      <text:p text:style-name="Standard"><text:s text:c="3"/>open:开盘价</text:p>
      <text:p text:style-name="Standard"><text:s text:c="3"/>high:最高价</text:p>
      <text:p text:style-name="Standard"><text:s text:c="3"/>low:最低价</text:p>
      <text:p text:style-name="Standard"><text:s text:c="3"/>settlement:昨日收盘价</text:p>
      <text:p text:style-name="Standard"><text:s text:c="3"/>volume:成交量</text:p>
      <text:p text:style-name="Standard"><text:s text:c="3"/>turnoverratio:换手率</text:p>
      <text:p text:style-name="Standard"><text:s text:c="3"/>amount:成交量</text:p>
      <text:p text:style-name="Standard"><text:s text:c="3"/>per:市盈率</text:p>
      <text:p text:style-name="Standard"><text:s text:c="3"/>pb:市净率</text:p>
      <text:p text:style-name="Standard"><text:s text:c="3"/>mktcap:总市值</text:p>
      <text:p text:style-name="Standard"><text:s text:c="3"/>nmc:流通市值</text:p>
      <text:p text:style-name="Standard"/>
      <text:p text:style-name="Standard">示例：</text:p>
      <text:p text:style-name="Standard">[i]import gugu as gg[/i]</text:p>
      <text:p text:style-name="Standard">[i]obj = gg.MarketData()[/i] <text:s text:c="2"/># 创建市场类对象</text:p>
      <text:p text:style-name="Standard">[i]data = obj.latest()[/i] <text:s text:c="4"/># 获取最近一个日交易日所有股票的交易数据</text:p>
      <text:p text:style-name="Standard"><text:soft-page-break/>[i]obj.output()[/i] <text:s text:c="11"/># 输出数据</text:p>
      <text:p text:style-name="Standard"/>
      <text:p text:style-name="Standard">输出：</text:p>
      <text:p text:style-name="Standard"><text:s text:c="8"/>code <text:s text:c="2"/>name <text:s/>changepercent <text:s/>... <text:s text:c="5"/>pb <text:s text:c="7"/>mktcap <text:s text:c="10"/>nmc</text:p>
      <text:p text:style-name="Standard">0 <text:s text:c="4"/>603999 <text:s text:c="2"/>读者传媒 <text:s text:c="9"/>1.176 <text:s/>... <text:s text:c="2"/>2.042 <text:s/>3.467520e+05 <text:s/>3.467520e+05</text:p>
      <text:p text:style-name="Standard">1 <text:s text:c="4"/>603998 <text:s text:c="2"/>方盛制药 <text:s text:c="9"/>0.664 <text:s/>... <text:s text:c="2"/>2.494 <text:s/>2.645934e+05 <text:s/>2.576692e+05</text:p>
      <text:p text:style-name="Standard">2 <text:s text:c="4"/>603997 <text:s text:c="2"/>继峰股份 <text:s text:c="9"/>0.116 <text:s/>... <text:s text:c="2"/>3.026 <text:s/>5.498954e+05 <text:s/>5.418000e+05</text:p>
      <text:p text:style-name="Standard">3 <text:s text:c="4"/>603996 <text:s text:c="2"/>中新科技 <text:s text:c="9"/>9.961 <text:s/>... <text:s text:c="2"/>2.173 <text:s/>3.412705e+05 <text:s/>3.412705e+05</text:p>
      <text:p text:style-name="Standard">4 <text:s text:c="4"/>603993 <text:s text:c="2"/>洛阳钼业 <text:s text:c="8"/>-0.414 <text:s/>... <text:s text:c="2"/>2.517 <text:s/>1.038923e+07 <text:s/>8.497237e+06</text:p>
      <text:p text:style-name="Standard">5 <text:s text:c="4"/>603991 <text:s text:c="2"/>至正股份 <text:s text:c="8"/>-0.147 <text:s/>... <text:s text:c="2"/>3.194 <text:s/>1.520514e+05 <text:s/>8.380099e+04</text:p>
      <text:p text:style-name="Standard">6 <text:s text:c="4"/>603990 <text:s text:c="2"/>麦迪科技 <text:s text:c="9"/>1.543 <text:s/>... <text:s text:c="2"/>8.108 <text:s/>3.502777e+05 <text:s/>2.618216e+05</text:p>
      <text:p text:style-name="Standard">7 <text:s text:c="4"/>603989 <text:s text:c="2"/>艾华集团 <text:s text:c="9"/>0.902 <text:s/>... <text:s text:c="2"/>4.560 <text:s/>8.291436e+05 <text:s/>8.291436e+05</text:p>
      <text:p text:style-name="Standard">8 <text:s text:c="4"/>603988 <text:s text:c="2"/>中电电机 <text:s text:c="9"/>2.358 <text:s/>... <text:s text:c="2"/>3.852 <text:s/>2.551920e+05 <text:s/>2.551920e+05</text:p>
      <text:p text:style-name="Standard">9 <text:s text:c="4"/>603987 <text:s text:c="3"/>康德莱 <text:s text:c="9"/>0.142 <text:s/>... <text:s text:c="2"/>2.394 <text:s/>3.104511e+05 <text:s/>1.834434e+05</text:p>
      <text:p text:style-name="Standard">10 <text:s text:c="3"/>603986 <text:s text:c="2"/>兆易创新 <text:s text:c="9"/>7.569 <text:s/>... <text:s/>15.497 <text:s/>2.961157e+06 <text:s/>2.157553e+06</text:p>
      <text:p text:style-name="Standard">11 <text:s text:c="3"/>603985 <text:s text:c="2"/>恒润股份 <text:s text:c="8"/>-0.180 <text:s/>... <text:s text:c="2"/>2.689 <text:s/>2.876640e+05 <text:s/>1.841050e+05</text:p>
      <text:p text:style-name="Standard">12 <text:s text:c="3"/>603980 <text:s text:c="2"/>吉华集团 <text:s text:c="9"/>0.071 <text:s/>... <text:s text:c="2"/>1.691 <text:s/>7.085000e+05 <text:s/>3.480621e+05</text:p>
      <text:p text:style-name="Standard">13 <text:s text:c="3"/>603979 <text:s text:c="3"/>金诚信 <text:s text:c="9"/>0.115 <text:s/>... <text:s text:c="2"/>1.264 <text:s/>5.063985e+05 <text:s/>5.063985e+05</text:p>
      <text:p text:style-name="Standard">14 <text:s text:c="3"/>603978 <text:s text:c="2"/>深圳新星 <text:s text:c="9"/>0.086 <text:s/>... <text:s text:c="2"/>2.708 <text:s/>3.705600e+05 <text:s/>1.689190e+05</text:p>
      <text:p text:style-name="Standard">15 <text:s text:c="3"/>603977 <text:s text:c="2"/>国泰集团 <text:s text:c="9"/>2.163 <text:s/>... <text:s text:c="2"/>2.540 <text:s/>3.141609e+05 <text:s/>1.412895e+05</text:p>
      <text:p text:style-name="Standard">16 <text:s text:c="3"/>603976 <text:s text:c="2"/>正川股份 <text:s text:c="9"/>0.165 <text:s/>... <text:s text:c="2"/>2.838 <text:s/>2.756376e+05 <text:s/>6.982079e+04</text:p>
      <text:p text:style-name="Standard">17 <text:s text:c="3"/>603970 <text:s text:c="2"/>中农立华 <text:s text:c="8"/>-0.418 <text:s/>... <text:s text:c="2"/>3.175 <text:s/>2.668801e+05 <text:s/>1.327729e+05</text:p>
      <text:p text:style-name="Standard">18 <text:s text:c="3"/>603969 <text:s text:c="2"/>银龙股份 <text:s text:c="9"/>0.577 <text:s/>... <text:s text:c="2"/>2.639 <text:s/>4.398430e+05 <text:s/>4.398430e+05</text:p>
      <text:p text:style-name="Standard">19 <text:s text:c="3"/>603968 <text:s text:c="2"/>醋化股份 <text:s text:c="8"/>-0.670 <text:s/>... <text:s text:c="2"/>2.167 <text:s/>3.030394e+05 <text:s/>3.030394e+05</text:p>
      <text:p text:style-name="Standard">20 <text:s text:c="3"/>603966 <text:s text:c="2"/>法兰泰克 <text:s text:c="9"/>1.761 <text:s/>... <text:s text:c="2"/>2.497 <text:s/>2.194188e+05 <text:s/>9.670867e+04</text:p>
      <text:p text:style-name="Standard">21 <text:s text:c="3"/>603963 <text:s text:c="2"/>大理药业 <text:s text:c="8"/>10.029 <text:s/>... <text:s text:c="2"/>4.258 <text:s/>1.953900e+05 <text:s/>1.147916e+05</text:p>
      <text:p text:style-name="Standard">22 <text:s text:c="3"/>603960 <text:s text:c="2"/>克来机电 <text:s text:c="8"/>-1.593 <text:s/>... <text:s text:c="2"/>8.958 <text:s/>4.174976e+05 <text:s/>1.599844e+05</text:p>
      <text:p text:style-name="Standard">23 <text:s text:c="3"/>603959 <text:s text:c="2"/>百利科技 <text:s text:c="8"/>-2.428 <text:s/>... <text:s text:c="2"/>6.750 <text:s/>7.056000e+05 <text:s/>3.351600e+05</text:p>
      <text:p text:style-name="Standard">24 <text:s text:c="3"/>603958 <text:s text:c="2"/>哈森股份 <text:s text:c="9"/>1.746 <text:s/>... <text:s text:c="2"/>1.771 <text:s/>1.921984e+05 <text:s/>5.768312e+04</text:p>
      <text:p text:style-name="Standard">25 <text:s text:c="3"/>603956 <text:s text:c="3"/>威派格 <text:s text:c="9"/>9.979 <text:s/>... <text:s text:c="2"/>8.112 <text:s/>6.806842e+05 <text:s/>6.806857e+04</text:p>
      <text:p text:style-name="Standard">26 <text:s text:c="3"/>603955 <text:s text:c="2"/>大千生态 <text:s text:c="9"/>0.000 <text:s/>... <text:s text:c="2"/>1.718 <text:s/>1.875198e+05 <text:s/>1.182489e+05</text:p>
      <text:p text:style-name="Standard">27 <text:s text:c="3"/>603939 <text:s text:c="2"/>益丰药房 <text:s text:c="8"/>-2.051 <text:s/>... <text:s text:c="2"/>5.741 <text:s/>2.015912e+06 <text:s/>1.940416e+06</text:p>
      <text:p text:style-name="Standard">28 <text:s text:c="3"/>603938 <text:s text:c="2"/>三孚股份 <text:s text:c="8"/>-0.100 <text:s/>... <text:s text:c="2"/>2.907 <text:s/>3.010840e+05 <text:s/>1.018271e+05</text:p>
      <text:p text:style-name="Standard">29 <text:s text:c="3"/>603937 <text:s text:c="2"/>丽岛新材 <text:s text:c="9"/>0.234 <text:s/>... <text:s text:c="2"/>2.080 <text:s/>2.686197e+05 <text:s/>9.755373e+04</text:p>
      <text:p text:style-name="Standard">... <text:s text:c="5"/>... <text:s text:c="3"/>... <text:s text:c="11"/>... <text:s/>... <text:s text:c="4"/>... <text:s text:c="10"/>... <text:s text:c="10"/>...</text:p>
      <text:p text:style-name="Standard">3090 <text:s/>002037 <text:s text:c="2"/>久联发展 <text:s text:c="9"/>3.750 <text:s/>... <text:s text:c="2"/>1.525 <text:s/>4.856748e+05 <text:s/>2.282411e+05</text:p>
      <text:p text:style-name="Standard">3091 <text:s/>002036 <text:s text:c="2"/>联创电子 <text:s text:c="9"/>4.017 <text:s/>... <text:s text:c="2"/>3.372 <text:s/>6.846286e+05 <text:s/>6.836994e+05</text:p>
      <text:p text:style-name="Standard">3092 <text:s/>002035 <text:s text:c="2"/>华帝股份 <text:s text:c="9"/>2.584 <text:s/>... <text:s text:c="2"/>4.246 <text:s/>1.050013e+06 <text:s/>9.321280e+05</text:p>
      <text:p text:style-name="Standard">3093 <text:s/>002034 <text:s text:c="2"/>旺能环境 <text:s text:c="8"/>-2.426 <text:s/>... <text:s text:c="2"/>1.980 <text:s/>7.035784e+05 <text:s/>3.682709e+05</text:p>
      <text:p text:style-name="Standard">3094 <text:s/>002033 <text:s text:c="2"/>丽江旅游 <text:s text:c="8"/>-0.460 <text:s/>... <text:s text:c="2"/>1.458 <text:s/>3.566195e+05 <text:s/>3.566126e+05</text:p>
      <text:p text:style-name="Standard">3095 <text:s/>002032 <text:s/>苏 泊 尔 <text:s text:c="8"/>-1.014 <text:s/>... <text:s/>10.084 <text:s/>5.370935e+06 <text:s/>3.563812e+06</text:p>
      <text:p text:style-name="Standard">3096 <text:s/>002031 <text:s text:c="2"/>巨轮智能 <text:s text:c="9"/>2.439 <text:s/>... <text:s text:c="2"/>1.817 <text:s/>5.542477e+05 <text:s/>4.764352e+05</text:p>
      <text:p text:style-name="Standard">3097 <text:s/>002030 <text:s text:c="2"/>达安基因 <text:s text:c="9"/>1.920 <text:s/>... <text:s text:c="2"/>5.718 <text:s/>1.015904e+06 <text:s/>9.730952e+05</text:p>
      <text:p text:style-name="Standard">3098 <text:s/>002029 <text:s/>七 匹 狼 <text:s text:c="9"/>0.000 <text:s/>... <text:s text:c="2"/>0.965 <text:s/>5.403041e+05 <text:s/>5.401984e+05</text:p>
      <text:p text:style-name="Standard">3099 <text:s/>002028 <text:s text:c="2"/>思源电气 <text:s text:c="8"/>-1.244 <text:s/>... <text:s text:c="2"/>2.004 <text:s/>9.054093e+05 <text:s/>6.910151e+05</text:p>
      <text:p text:style-name="Standard">3100 <text:s/>002027 <text:s text:c="2"/>分众传媒 <text:s text:c="8"/>-0.870 <text:s/>... <text:s text:c="2"/>7.421 <text:s/>1.003967e+07 <text:s/>1.003967e+07</text:p>
      <text:p text:style-name="Standard">3101 <text:s/>002026 <text:s text:c="2"/>山东威达 <text:s text:c="9"/>2.366 <text:s/>... <text:s text:c="2"/>1.106 <text:s/>2.726439e+05 <text:s/>2.398177e+05</text:p>
      <text:p text:style-name="Standard">3102 <text:s/>002025 <text:s text:c="2"/>航天电器 <text:s text:c="9"/>1.408 <text:s/>... <text:s text:c="2"/>4.633 <text:s/>1.204632e+06 <text:s/>1.204348e+06</text:p>
      <text:p text:style-name="Standard">3103 <text:s/>002024 <text:s text:c="2"/>苏宁易购 <text:s text:c="9"/>0.158 <text:s/>... <text:s text:c="2"/>1.443 <text:s/>1.179582e+07 <text:s/>7.487019e+06</text:p>
      <text:p text:style-name="Standard">3104 <text:s/>002023 <text:s text:c="2"/>海特高新 <text:s text:c="9"/>2.981 <text:s/>... <text:s text:c="2"/>2.623 <text:s/>9.149603e+05 <text:s/>7.970701e+05</text:p>
      <text:p text:style-name="Standard">3105 <text:s/>002022 <text:s text:c="2"/>科华生物 <text:s text:c="9"/>0.995 <text:s/>... <text:s text:c="2"/>2.634 <text:s/>5.749902e+05 <text:s/>5.516217e+05</text:p>
      <text:p text:style-name="Standard">3106 <text:s/>002021 <text:s text:c="2"/>中捷资源 <text:s text:c="9"/>2.174 <text:s/>... <text:s text:c="2"/>2.356 <text:s/>2.262911e+05 <text:s/>2.261776e+05</text:p>
      <text:p text:style-name="Standard"><text:soft-page-break/>3107 <text:s/>002020 <text:s text:c="2"/>京新药业 <text:s text:c="8"/>-0.299 <text:s/>... <text:s text:c="2"/>1.963 <text:s/>7.241471e+05 <text:s/>5.879053e+05</text:p>
      <text:p text:style-name="Standard">3108 <text:s/>002019 <text:s text:c="2"/>亿帆医药 <text:s text:c="9"/>4.915 <text:s/>... <text:s text:c="2"/>2.266 <text:s/>1.494235e+06 <text:s/>1.006796e+06</text:p>
      <text:p text:style-name="Standard">3109 <text:s/>002018 <text:s/>*ST华信 <text:s text:c="8"/>-0.800 <text:s/>... <text:s text:c="2"/>1.163 <text:s/>2.824506e+05 <text:s/>2.824506e+05</text:p>
      <text:p text:style-name="Standard">3110 <text:s/>002017 <text:s text:c="2"/>东信和平 <text:s text:c="8"/>10.006 <text:s/>... <text:s text:c="2"/>6.133 <text:s/>7.608123e+05 <text:s/>7.587921e+05</text:p>
      <text:p text:style-name="Standard">3111 <text:s/>002016 <text:s text:c="2"/>世荣兆业 <text:s text:c="9"/>0.276 <text:s/>... <text:s text:c="2"/>3.563 <text:s/>8.802960e+05 <text:s/>7.472880e+05</text:p>
      <text:p text:style-name="Standard">3112 <text:s/>002015 <text:s text:c="2"/>霞客环保 <text:s text:c="9"/>0.380 <text:s/>... <text:s text:c="2"/>3.985 <text:s/>2.115716e+05 <text:s/>2.115716e+05</text:p>
      <text:p text:style-name="Standard">3113 <text:s/>002014 <text:s text:c="2"/>永新股份 <text:s text:c="8"/>-0.545 <text:s/>... <text:s text:c="2"/>2.000 <text:s/>3.676402e+05 <text:s/>3.549148e+05</text:p>
      <text:p text:style-name="Standard">3114 <text:s/>002013 <text:s text:c="2"/>中航机电 <text:s text:c="9"/>0.522 <text:s/>... <text:s text:c="2"/>3.205 <text:s/>2.778648e+06 <text:s/>2.419778e+06</text:p>
      <text:p text:style-name="Standard">3115 <text:s/>002012 <text:s text:c="2"/>凯恩股份 <text:s text:c="9"/>3.505 <text:s/>... <text:s text:c="2"/>1.911 <text:s/>2.347480e+05 <text:s/>2.344216e+05</text:p>
      <text:p text:style-name="Standard">3116 <text:s/>002011 <text:s text:c="2"/>盾安环境 <text:s text:c="9"/>1.073 <text:s/>... <text:s text:c="2"/>1.172 <text:s/>5.182249e+05 <text:s/>4.752187e+05</text:p>
      <text:p text:style-name="Standard">3117 <text:s/>002010 <text:s text:c="2"/>传化智联 <text:s text:c="8"/>-2.061 <text:s/>... <text:s text:c="2"/>2.244 <text:s/>2.632314e+06 <text:s/>2.571583e+06</text:p>
      <text:p text:style-name="Standard">3118 <text:s/>002009 <text:s text:c="2"/>天奇股份 <text:s text:c="9"/>0.647 <text:s/>... <text:s text:c="2"/>1.923 <text:s/>4.035283e+05 <text:s/>3.224370e+05</text:p>
      <text:p text:style-name="Standard">3119 <text:s/>002008 <text:s text:c="2"/>大族激光 <text:s text:c="8"/>-1.905 <text:s/>... <text:s text:c="2"/>5.367 <text:s/>4.396317e+06 <text:s/>4.092784e+06</text:p>
      <text:p text:style-name="Standard"/>
      <text:p text:style-name="Standard"/>
      <text:p text:style-name="Standard">[b](3)indexETF()[/b]</text:p>
      <text:p text:style-name="Standard">indexETF用于获取指数ETF及其相关数据</text:p>
      <text:p text:style-name="Standard"/>
      <text:p text:style-name="Standard">返回值：</text:p>
      <text:p text:style-name="Standard">DataFrame or List: [{'fund_id':, 'fund_nm':, ...}, ...]</text:p>
      <text:p text:style-name="Standard"><text:s text:c="3"/>fund_id: <text:s text:c="12"/>基金代码</text:p>
      <text:p text:style-name="Standard"><text:s text:c="3"/>fund_nm: <text:s text:c="12"/>基金名称</text:p>
      <text:p text:style-name="Standard"><text:s text:c="3"/>index_id: <text:s text:c="11"/>跟踪指数代码</text:p>
      <text:p text:style-name="Standard"><text:s text:c="3"/>creation_unit: <text:s text:c="6"/>最小申赎单位（万份）</text:p>
      <text:p text:style-name="Standard"><text:s text:c="3"/>amount: <text:s text:c="13"/>份额（万份）</text:p>
      <text:p text:style-name="Standard"><text:s text:c="3"/>unit_total: <text:s text:c="9"/>规模（亿元）</text:p>
      <text:p text:style-name="Standard"><text:s text:c="3"/>unit_incr: <text:s text:c="10"/>规模变化（亿元）</text:p>
      <text:p text:style-name="Standard"><text:s text:c="3"/>price: <text:s text:c="14"/>现价</text:p>
      <text:p text:style-name="Standard"><text:s text:c="3"/>volume: <text:s text:c="13"/>成交额（万元）</text:p>
      <text:p text:style-name="Standard"><text:s text:c="3"/>increase_rt: <text:s text:c="8"/>涨幅（%）</text:p>
      <text:p text:style-name="Standard"><text:s text:c="3"/>estimate_value: <text:s text:c="5"/>估值</text:p>
      <text:p text:style-name="Standard"><text:s text:c="3"/>discount_rt: <text:s text:c="8"/>溢价率（%）</text:p>
      <text:p text:style-name="Standard"><text:s text:c="3"/>fund_nav: <text:s text:c="11"/>净值</text:p>
      <text:p text:style-name="Standard"><text:s text:c="3"/>nav_dt: <text:s text:c="13"/>净值日期</text:p>
      <text:p text:style-name="Standard"><text:s text:c="3"/>index_nm: <text:s text:c="11"/>指数名称</text:p>
      <text:p text:style-name="Standard"><text:s text:c="3"/>index_increase_rt: <text:s text:c="2"/>指数涨幅（%）</text:p>
      <text:p text:style-name="Standard"><text:s text:c="3"/>pe: <text:s text:c="17"/>市盈率</text:p>
      <text:p text:style-name="Standard"/>
      <text:p text:style-name="Standard">示例：</text:p>
      <text:p text:style-name="Standard">[i]import gugu as gg[/i]</text:p>
      <text:p text:style-name="Standard">[i]obj = gg.MarketData()[/i] <text:s text:c="2"/># 创建市场类对象</text:p>
      <text:p text:style-name="Standard">[i]data = obj.indexETF()[/i] <text:s text:c="2"/># 获取指数ETF及其相关数据</text:p>
      <text:p text:style-name="Standard">[i]obj.output()[/i] <text:s text:c="11"/># 输出数据</text:p>
      <text:p text:style-name="Standard"/>
      <text:p text:style-name="Standard">输出：</text:p>
      <text:p text:style-name="Standard"><text:s text:c="4"/>fund_id <text:s/>fund_nm index_id <text:s/>creation_unit <text:s text:c="4"/>amount <text:s/>unit_total <text:s/>unit_incr <text:s/>price <text:s text:c="4"/>volume <text:s/>increase_rt <text:s/>estimate_value <text:s/>discount_rt <text:s/>fund_nav <text:s text:c="5"/>nav_dt index_nm <text:s/>index_increase_rt <text:s text:c="5"/>pe <text:s text:c="4"/>pb</text:p>
      <text:p text:style-name="Standard">0 <text:s text:c="3"/>159901 <text:s/>深100ETF <text:s text:c="2"/>399330 <text:s text:c="10"/>20.0 <text:s text:c="2"/>115497.0 <text:s text:c="6"/>51.41 <text:s text:c="6"/>0.55 <text:s/>4.451 <text:s text:c="2"/>16526.17 <text:s text:c="8"/>0.68 <text:s text:c="9"/>4.4535 <text:s text:c="7"/>-0.06 <text:s text:c="3"/>4.4190 <text:s/>2019-03-04 <text:s text:c="3"/>深证100 <text:s text:c="14"/>0.78 <text:s/>20.378 <text:s/>2.899</text:p>
      <text:p text:style-name="Standard">1 <text:s text:c="3"/>159902 <text:s text:c="3"/>中 小 板 <text:s text:c="2"/>399005 <text:s text:c="10"/>50.0 <text:s text:c="3"/>76993.0 <text:s text:c="6"/>22.96 <text:s text:c="5"/>-0.21 <text:s/>2.982 <text:s text:c="2"/>11313.47 <text:s text:c="8"/>0.78 <text:s text:c="9"/>2.9810 <text:s text:c="8"/>0.03 <text:s text:c="3"/>2.9600 <text:s/>2019-03-04 <text:s text:c="4"/>中小板指 <text:s text:c="14"/>0.71 <text:s/>24.534 <text:s/>3.422</text:p>
      <text:p text:style-name="Standard"><text:soft-page-break/>2 <text:s text:c="3"/>159903 <text:s text:c="3"/>深成ETF <text:s text:c="2"/>399001 <text:s text:c="9"/>300.0 <text:s text:c="3"/>44215.0 <text:s text:c="7"/>4.55 <text:s text:c="6"/>0.00 <text:s/>1.029 <text:s text:c="4"/>290.67 <text:s text:c="8"/>1.68 <text:s text:c="9"/>1.0321 <text:s text:c="7"/>-0.30 <text:s text:c="3"/>1.0238 <text:s/>2019-03-04 <text:s text:c="4"/>深证成指 <text:s text:c="14"/>0.81 <text:s/>21.127 <text:s/>2.593</text:p>
      <text:p text:style-name="Standard">3 <text:s text:c="3"/>159905 <text:s text:c="5"/>深红利 <text:s text:c="2"/>399324 <text:s text:c="10"/>50.0 <text:s text:c="3"/>56044.0 <text:s text:c="7"/>9.71 <text:s text:c="5"/>-0.03 <text:s/>1.733 <text:s text:c="3"/>1185.88 <text:s text:c="8"/>1.35 <text:s text:c="9"/>1.7281 <text:s text:c="8"/>0.28 <text:s text:c="3"/>1.7132 <text:s/>2019-03-04 <text:s text:c="4"/>深证红利 <text:s text:c="14"/>0.87 <text:s/>15.943 <text:s/>2.490</text:p>
      <text:p text:style-name="Standard">4 <text:s text:c="3"/>159906 <text:s text:c="5"/>深成长 <text:s text:c="2"/>399346 <text:s text:c="9"/>100.0 <text:s text:c="3"/>14664.0 <text:s text:c="7"/>1.24 <text:s text:c="6"/>0.00 <text:s/>0.847 <text:s text:c="5"/>77.33 <text:s text:c="8"/>0.71 <text:s text:c="9"/>0.8536 <text:s text:c="7"/>-0.77 <text:s text:c="3"/>0.8460 <text:s/>2019-03-04 <text:s text:c="4"/>深证成长 <text:s text:c="14"/>0.90 <text:s/>22.932 <text:s/>3.588</text:p>
      <text:p text:style-name="Standard">5 <text:s text:c="3"/>159907 <text:s text:c="3"/>中小300 <text:s text:c="2"/>399008 <text:s text:c="9"/>150.0 <text:s text:c="3"/>18560.0 <text:s text:c="7"/>2.30 <text:s text:c="6"/>0.00 <text:s/>1.237 <text:s text:c="5"/>72.69 <text:s text:c="8"/>1.14 <text:s text:c="9"/>1.2371 <text:s text:c="7"/>-0.01 <text:s text:c="3"/>1.2269 <text:s/>2019-03-04 <text:s text:c="3"/>中小300 <text:s text:c="14"/>0.83 <text:s/>25.739 <text:s/>2.992</text:p>
      <text:p text:style-name="Standard">6 <text:s text:c="3"/>159908 <text:s text:c="4"/>博时创业 <text:s text:c="2"/>399006 <text:s text:c="9"/>150.0 <text:s text:c="4"/>4623.0 <text:s text:c="7"/>0.65 <text:s text:c="6"/>0.02 <text:s/>1.410 <text:s text:c="4"/>135.68 <text:s text:c="8"/>1.29 <text:s text:c="9"/>1.4091 <text:s text:c="8"/>0.06 <text:s text:c="3"/>1.3920 <text:s/>2019-03-04 <text:s text:c="4"/>创业板指 <text:s text:c="14"/>1.23 <text:s/>36.482 <text:s/>4.553</text:p>
      <text:p text:style-name="Standard">7 <text:s text:c="3"/>159909 <text:s text:c="4"/>深TMT <text:s text:c="2"/>399610 <text:s text:c="10"/>25.0 <text:s text:c="4"/>3127.0 <text:s text:c="7"/>1.43 <text:s text:c="6"/>0.02 <text:s/>4.564 <text:s text:c="4"/>363.79 <text:s text:c="8"/>0.37 <text:s text:c="9"/>4.5622 <text:s text:c="8"/>0.04 <text:s text:c="3"/>4.4904 <text:s/>2019-03-04 <text:s text:c="3"/>TMT50 <text:s text:c="14"/>1.60 <text:s/>36.469 <text:s/>3.846</text:p>
      <text:p text:style-name="Standard">8 <text:s text:c="3"/>159910 <text:s text:c="3"/>深F120 <text:s text:c="2"/>399702 <text:s text:c="9"/>100.0 <text:s text:c="3"/>51791.0 <text:s text:c="7"/>9.20 <text:s text:c="6"/>0.00 <text:s/>1.776 <text:s text:c="4"/>495.14 <text:s text:c="8"/>0.91 <text:s text:c="9"/>1.7767 <text:s text:c="7"/>-0.04 <text:s text:c="3"/>1.7598 <text:s/>2019-03-04 <text:s text:c="2"/>深证F120 <text:s text:c="14"/>0.96 <text:s/>16.759 <text:s/>2.227</text:p>
      <text:p text:style-name="Standard">9 <text:s text:c="3"/>159911 <text:s text:c="3"/>民营ETF <text:s text:c="2"/>399337 <text:s text:c="10"/>50.0 <text:s text:c="4"/>1277.0 <text:s text:c="7"/>0.48 <text:s text:c="6"/>0.00 <text:s/>3.751 <text:s text:c="6"/>9.77 <text:s text:c="8"/>1.68 <text:s text:c="9"/>3.7266 <text:s text:c="8"/>0.66 <text:s text:c="3"/>3.6926 <text:s/>2019-03-04 <text:s text:c="4"/>深证民营 <text:s text:c="14"/>0.92 <text:s/>26.726 <text:s/>3.648</text:p>
      <text:p text:style-name="Standard">10 <text:s text:c="2"/>159912 <text:s/>深300ETF <text:s text:c="2"/>399007 <text:s text:c="9"/>160.0 <text:s text:c="4"/>7675.0 <text:s text:c="7"/>0.95 <text:s text:c="6"/>0.00 <text:s/>1.232 <text:s text:c="5"/>55.39 <text:s text:c="8"/>0.24 <text:s text:c="9"/>1.2432 <text:s text:c="7"/>-0.90 <text:s text:c="3"/>1.2335 <text:s/>2019-03-04 <text:s text:c="3"/>深证300 <text:s text:c="14"/>0.79 <text:s/>20.478 <text:s/>2.699</text:p>
      <text:p text:style-name="Standard">11 <text:s text:c="2"/>159913 <text:s text:c="5"/>深价值 <text:s text:c="2"/>399348 <text:s text:c="9"/>100.0 <text:s text:c="4"/>4333.0 <text:s text:c="7"/>0.76 <text:s text:c="6"/>0.00 <text:s/>1.759 <text:s text:c="5"/>20.85 <text:s text:c="8"/>0.11 <text:s text:c="9"/>1.7874 <text:s text:c="7"/>-1.59 <text:s text:c="3"/>1.7690 <text:s/>2019-03-04 <text:s text:c="4"/>深证价值 <text:s text:c="14"/>1.04 <text:s/>13.343 <text:s/>1.971</text:p>
      <text:p text:style-name="Standard">12 <text:s text:c="2"/>159915 <text:s text:c="5"/>创业板 <text:s text:c="2"/>399006 <text:s text:c="9"/>200.0 <text:s/>1264145.0 <text:s text:c="5"/>198.60 <text:s text:c="5"/>-4.08 <text:s/>1.571 <text:s/>108061.70 <text:s text:c="8"/>0.96 <text:s text:c="9"/>1.5693 <text:s text:c="8"/>0.11 <text:s text:c="3"/>1.5502 <text:s/>2019-03-04 <text:s text:c="4"/>创业板指 <text:s text:c="14"/>1.23 <text:s/>36.482 <text:s/>4.553</text:p>
      <text:p text:style-name="Standard">13 <text:s text:c="2"/>159916 <text:s text:c="4"/>深F60 <text:s text:c="2"/>399701 <text:s text:c="10"/>50.0 <text:s text:c="3"/>10707.0 <text:s text:c="7"/>4.12 <text:s text:c="6"/>0.00 <text:s/>3.852 <text:s text:c="5"/>58.74 <text:s text:c="8"/>0.31 <text:s text:c="9"/>3.8909 <text:s text:c="7"/>-1.00 <text:s text:c="3"/>3.8520 <text:s/>2019-03-04 <text:s text:c="3"/>深证F60 <text:s text:c="14"/>1.01 <text:s/>16.254 <text:s/>2.264</text:p>
      <text:p text:style-name="Standard">14 <text:s text:c="2"/>159918 <text:s text:c="3"/>中创400 <text:s text:c="2"/>399624 <text:s text:c="9"/>100.0 <text:s text:c="4"/>9756.0 <text:s text:c="7"/>1.40 <text:s text:c="6"/>0.00 <text:s/>1.435 <text:s text:c="5"/>21.43 <text:s text:c="7"/>-0.28 <text:s text:c="9"/>1.4348 <text:s text:c="8"/>0.01 <text:s text:c="3"/>1.4196 <text:s/>2019-03-04 <text:s text:c="3"/>中创400 <text:s text:c="14"/>1.07 <text:s/>30.212 <text:s/>2.731</text:p>
      <text:p text:style-name="Standard">15 <text:s text:c="2"/>159919 <text:s text:c="2"/>300ETF <text:s text:c="2"/>399300 <text:s text:c="10"/>90.0 <text:s text:c="2"/>578182.0 <text:s text:c="5"/>218.49 <text:s text:c="5"/>-0.92 <text:s/>3.779 <text:s text:c="2"/>28375.05 <text:s text:c="8"/>0.08 <text:s text:c="9"/>3.7842 <text:s text:c="7"/>-0.14 <text:s text:c="3"/>3.7850 <text:s/>2019-03-04 <text:s text:c="3"/>沪深300 <text:s text:c="13"/>-0.02 <text:s/>12.505 <text:s/>1.542</text:p>
      <text:p text:style-name="Standard">16 <text:s text:c="2"/>159920 <text:s text:c="3"/>恒生ETF <text:s text:c="5"/>NaN <text:s text:c="9"/>200.0 <text:s text:c="2"/>316156.0 <text:s text:c="6"/>47.42 <text:s text:c="6"/>0.00 <text:s/>1.500 <text:s text:c="2"/>53100.03 <text:s text:c="7"/>-0.27 <text:s text:c="9"/>1.5046 <text:s text:c="7"/>-0.30 <text:s text:c="3"/>1.5063 <text:s/>2019-03-04 <text:s text:c="4"/>恒生指数 <text:s text:c="13"/>-0.03 <text:s text:c="4"/>NaN <text:s text:c="3"/>NaN</text:p>
      <text:p text:style-name="Standard">17 <text:s text:c="2"/>159922 <text:s text:c="2"/>500ETF <text:s text:c="2"/>000905 <text:s text:c="10"/>45.0 <text:s text:c="3"/>31633.0 <text:s text:c="6"/>17.12 <text:s text:c="6"/>0.00 <text:s/>5.413 <text:s text:c="3"/>1700.32 <text:s text:c="8"/>1.05 <text:s text:c="9"/>5.4316 <text:s text:c="7"/>-0.34 <text:s text:c="3"/>5.3858 <text:s/>2019-03-04 <text:s text:c="3"/>中证500 <text:s text:c="14"/>0.85 <text:s/>20.269 <text:s/>1.925</text:p>
      <text:p text:style-name="Standard">18 <text:s text:c="2"/>159923 <text:s text:c="2"/>100ETF <text:s text:c="2"/>000903 <text:s text:c="9"/>100.0 <text:s text:c="4"/>2529.0 <text:s text:c="7"/>0.42 <text:s text:c="6"/>0.00 <text:s/>1.650 <text:s text:c="5"/>77.01 <text:s text:c="8"/>0.12 <text:s text:c="9"/>1.6377 <text:s text:c="8"/>0.75 <text:s text:c="3"/>1.6410 <text:s/>2019-03-04 <text:s text:c="3"/>中证100 <text:s text:c="13"/>-0.20 <text:s/>11.600 <text:s/>1.462</text:p>
      <text:p text:style-name="Standard">19 <text:s text:c="2"/>159925 <text:s text:c="3"/>南方300 <text:s text:c="2"/>000300 <text:s text:c="9"/>200.0 <text:s text:c="3"/>92120.0 <text:s text:c="6"/>14.86 <text:s text:c="6"/>0.00 <text:s/>1.613 <text:s text:c="5"/>48.21 <text:s text:c="8"/>0.37 <text:s text:c="9"/>1.6212 <text:s text:c="7"/>-0.50 <text:s text:c="3"/>1.6215 <text:s/>2019-03-04 <text:s text:c="3"/>沪深300 <text:s text:c="13"/>-0.02 <text:s/>12.505 <text:s/>1.542</text:p>
      <text:p text:style-name="Standard">20 <text:s text:c="2"/>159928 <text:s text:c="3"/>消费ETF <text:s text:c="2"/>399932 <text:s text:c="10"/>50.0 <text:s text:c="3"/>87666.0 <text:s text:c="6"/>20.53 <text:s text:c="6"/>0.05 <text:s/>2.342 <text:s text:c="4"/>943.37 <text:s text:c="8"/>0.00 <text:s text:c="9"/>2.3480 <text:s text:c="7"/>-0.25 <text:s text:c="3"/>2.3496 <text:s/>2019-03-04 <text:s text:c="4"/>中证消费 <text:s text:c="13"/>-0.07 <text:s/>29.880 <text:s/>5.496</text:p>
      <text:p text:style-name="Standard">21 <text:s text:c="2"/>159929 <text:s text:c="3"/>医药ETF <text:s text:c="2"/>399933 <text:s text:c="10"/>50.0 <text:s text:c="3"/>14470.0 <text:s text:c="7"/>2.04 <text:s text:c="6"/>0.07 <text:s/>1.407 <text:s text:c="4"/>722.66 <text:s text:c="7"/>-0.64 <text:s text:c="9"/>1.4034 <text:s text:c="8"/>0.26 <text:s text:c="3"/>1.4028 <text:s/>2019-03-04 <text:s text:c="4"/>中证医药 <text:s text:c="14"/>0.04 <text:s/>28.686 <text:s/>3.692</text:p>
      <text:p text:style-name="Standard">22 <text:s text:c="2"/>159930 <text:s text:c="3"/>能源ETF <text:s text:c="2"/>399928 <text:s text:c="10"/>50.0 <text:s text:c="4"/>3040.0 <text:s text:c="7"/>0.23 <text:s text:c="5"/>-0.07 <text:s/>0.746 <text:s text:c="5"/>33.13 <text:s text:c="7"/>-0.67 <text:s text:c="9"/>0.7509 <text:s text:c="7"/>-0.65 <text:s text:c="3"/>0.7549 <text:s/>2019-03-04 <text:s text:c="4"/>中证能源 <text:s text:c="13"/>-0.53 <text:s/>14.736 <text:s/>1.163</text:p>
      <text:p text:style-name="Standard">23 <text:s text:c="2"/>159931 <text:s text:c="3"/>金融ETF <text:s text:c="2"/>399934 <text:s text:c="10"/>50.0 <text:s text:c="4"/>3183.0 <text:s text:c="7"/>0.54 <text:s text:c="5"/>-0.11 <text:s/>1.707 <text:s text:c="4"/>226.38 <text:s text:c="7"/>-1.10 <text:s text:c="9"/>1.7198 <text:s text:c="7"/>-0.75 <text:s text:c="3"/>1.7250 <text:s/>2019-03-04 <text:s text:c="4"/>中证金融 <text:s text:c="13"/>-0.30 <text:s text:c="2"/>9.274 <text:s/>1.187</text:p>
      <text:p text:style-name="Standard">24 <text:s text:c="2"/>159932 <text:s/>500深ETF <text:s text:c="2"/>399802 <text:s text:c="9"/>100.0 <text:s text:c="4"/>2051.0 <text:s text:c="7"/>0.30 <text:s text:c="6"/>0.00 <text:s/>1.440 <text:s text:c="5"/>16.47 <text:s text:c="8"/>3.23 <text:s text:c="9"/>1.4295 <text:s text:c="8"/>0.74 <text:s text:c="3"/>1.4180 <text:s/>2019-03-04 <text:s text:c="3"/>500深市 <text:s text:c="14"/>0.81 <text:s/>22.140 <text:s/>2.068</text:p>
      <text:p text:style-name="Standard">25 <text:s text:c="2"/>159933 <text:s text:c="3"/>金地ETF <text:s text:c="2"/>000914 <text:s text:c="10"/>50.0 <text:s text:c="3"/>19338.0 <text:s text:c="7"/>3.98 <text:s text:c="6"/>0.00 <text:s/>2.058 <text:s text:c="6"/>4.44 <text:s text:c="8"/>0.05 <text:s text:c="9"/>2.0495 <text:s text:c="8"/>0.42 <text:s text:c="3"/>2.0579 <text:s/>2019-03-04 <text:s text:c="3"/>300金融 <text:s text:c="13"/>-0.41 <text:s text:c="2"/>9.086 <text:s/>1.176</text:p>
      <text:p text:style-name="Standard">26 <text:s text:c="2"/>159935 <text:s text:c="3"/>景顺500 <text:s text:c="2"/>000905 <text:s text:c="9"/>200.0 <text:s text:c="3"/>19857.0 <text:s text:c="7"/>2.83 <text:s text:c="6"/>0.00 <text:s/>1.425 <text:s text:c="5"/>18.31 <text:s text:c="8"/>1.06 <text:s text:c="9"/>1.4344 <text:s text:c="7"/>-0.65 <text:s text:c="3"/>1.4223 <text:s/>2019-03-04 <text:s text:c="3"/>中证500 <text:s text:c="14"/>0.85 <text:s/>20.269 <text:s/>1.925</text:p>
      <text:p text:style-name="Standard">27 <text:s text:c="2"/>159936 <text:s text:c="4"/>可选消费 <text:s text:c="2"/>000989 <text:s text:c="9"/>200.0 <text:s text:c="3"/>21416.0 <text:s text:c="7"/>2.81 <text:s text:c="6"/>0.00 <text:s/>1.310 <text:s text:c="5"/>17.70 <text:s text:c="8"/>0.00 <text:s text:c="9"/>1.3235 <text:s text:c="7"/>-1.02 <text:s text:c="3"/>1.3116 <text:s/>2019-03-04 <text:s text:c="4"/>全指可选 <text:s text:c="14"/>0.91 <text:s/>18.603 <text:s/>2.043</text:p>
      <text:p text:style-name="Standard"><text:soft-page-break/>28 <text:s text:c="2"/>159938 <text:s text:c="4"/>广发医药 <text:s text:c="2"/>000991 <text:s text:c="9"/>100.0 <text:s text:c="2"/>178728.0 <text:s text:c="6"/>21.72 <text:s text:c="6"/>0.00 <text:s/>1.215 <text:s text:c="3"/>2217.67 <text:s text:c="7"/>-0.49 <text:s text:c="9"/>1.2189 <text:s text:c="7"/>-0.32 <text:s text:c="3"/>1.2180 <text:s/>2019-03-04 <text:s text:c="4"/>全指医药 <text:s text:c="14"/>0.07 <text:s/>29.572 <text:s/>3.452</text:p>
      <text:p text:style-name="Standard">29 <text:s text:c="2"/>159939 <text:s text:c="4"/>信息技术 <text:s text:c="2"/>000993 <text:s text:c="9"/>200.0 <text:s text:c="3"/>69883.0 <text:s text:c="7"/>7.02 <text:s text:c="6"/>0.10 <text:s/>1.005 <text:s text:c="3"/>2187.49 <text:s text:c="8"/>0.30 <text:s text:c="9"/>1.0040 <text:s text:c="8"/>0.10 <text:s text:c="3"/>0.9860 <text:s/>2019-03-04 <text:s text:c="4"/>全指信息 <text:s text:c="14"/>1.83 <text:s/>39.042 <text:s/>3.516</text:p>
      <text:p text:style-name="Standard">.. <text:s text:c="5"/>... <text:s text:c="5"/>... <text:s text:c="5"/>... <text:s text:c="11"/>... <text:s text:c="7"/>... <text:s text:c="8"/>... <text:s text:c="7"/>... <text:s text:c="3"/>... <text:s text:c="7"/>... <text:s text:c="9"/>... <text:s text:c="12"/>... <text:s text:c="9"/>... <text:s text:c="6"/>... <text:s text:c="8"/>... <text:s text:c="5"/>... <text:s text:c="15"/>... <text:s text:c="4"/>... <text:s text:c="3"/>...</text:p>
      <text:p text:style-name="Standard">90 <text:s text:c="2"/>512000 <text:s text:c="3"/>券商ETF <text:s text:c="2"/>399975 <text:s text:c="10"/>30.0 <text:s text:c="2"/>201302.0 <text:s text:c="6"/>19.85 <text:s text:c="5"/>-0.07 <text:s/>0.986 <text:s text:c="2"/>21031.33 <text:s text:c="7"/>-0.90 <text:s text:c="9"/>0.9862 <text:s text:c="7"/>-0.02 <text:s text:c="3"/>0.9948 <text:s/>2019-03-04 <text:s text:c="4"/>证券公司 <text:s text:c="13"/>-0.86 <text:s/>33.975 <text:s/>1.803</text:p>
      <text:p text:style-name="Standard">91 <text:s text:c="2"/>512010 <text:s text:c="3"/>医药ETF <text:s text:c="2"/>000913 <text:s text:c="9"/>100.0 <text:s text:c="3"/>49817.0 <text:s text:c="7"/>7.90 <text:s text:c="6"/>0.17 <text:s/>1.586 <text:s text:c="3"/>3092.09 <text:s text:c="7"/>-0.88 <text:s text:c="9"/>1.5856 <text:s text:c="8"/>0.03 <text:s text:c="3"/>1.5894 <text:s/>2019-03-04 <text:s text:c="3"/>300医药 <text:s text:c="13"/>-0.24 <text:s/>31.681 <text:s/>4.563</text:p>
      <text:p text:style-name="Standard">92 <text:s text:c="2"/>512070 <text:s text:c="3"/>非银ETF <text:s text:c="5"/>NaN <text:s text:c="9"/>100.0 <text:s text:c="3"/>78016.0 <text:s text:c="6"/>16.76 <text:s text:c="6"/>0.41 <text:s/>2.148 <text:s text:c="3"/>1334.05 <text:s text:c="7"/>-1.29 <text:s text:c="9"/>2.1477 <text:s text:c="8"/>0.02 <text:s text:c="3"/>2.1663 <text:s/>2019-03-04 <text:s text:c="3"/>300非银 <text:s text:c="13"/>-0.86 <text:s text:c="4"/>NaN <text:s text:c="3"/>NaN</text:p>
      <text:p text:style-name="Standard">93 <text:s text:c="2"/>512100 <text:s/>1000ETF <text:s text:c="2"/>000852 <text:s text:c="9"/>300.0 <text:s text:c="3"/>23989.0 <text:s text:c="7"/>1.60 <text:s text:c="5"/>-0.10 <text:s/>0.665 <text:s text:c="4"/>606.86 <text:s text:c="8"/>1.22 <text:s text:c="9"/>0.6656 <text:s text:c="7"/>-0.09 <text:s text:c="3"/>0.6576 <text:s/>2019-03-04 <text:s text:c="2"/>中证1000 <text:s text:c="14"/>1.22 <text:s/>26.565 <text:s/>2.225</text:p>
      <text:p text:style-name="Standard">94 <text:s text:c="2"/>512120 <text:s text:c="4"/>医药50 <text:s text:c="2"/>000814 <text:s text:c="10"/>50.0 <text:s text:c="4"/>7225.0 <text:s text:c="7"/>1.03 <text:s text:c="5"/>-0.01 <text:s/>1.423 <text:s text:c="4"/>261.39 <text:s text:c="8"/>0.35 <text:s text:c="9"/>1.4183 <text:s text:c="8"/>0.33 <text:s text:c="3"/>1.4190 <text:s/>2019-03-04 <text:s text:c="4"/>细分医药 <text:s text:c="13"/>-0.05 <text:s/>28.239 <text:s/>3.827</text:p>
      <text:p text:style-name="Standard">95 <text:s text:c="2"/>512200 <text:s text:c="5"/>房地产 <text:s text:c="5"/>NaN <text:s text:c="9"/>100.0 <text:s text:c="4"/>8738.0 <text:s text:c="7"/>0.77 <text:s text:c="6"/>0.04 <text:s/>0.881 <text:s text:c="4"/>954.61 <text:s text:c="8"/>0.34 <text:s text:c="9"/>0.8849 <text:s text:c="7"/>-0.44 <text:s text:c="3"/>0.8720 <text:s/>2019-03-04 <text:s text:c="5"/>房地产 <text:s text:c="14"/>1.48 <text:s text:c="4"/>NaN <text:s text:c="3"/>NaN</text:p>
      <text:p text:style-name="Standard">96 <text:s text:c="2"/>512220 <text:s text:c="3"/>景顺TMT <text:s text:c="5"/>NaN <text:s text:c="9"/>150.0 <text:s text:c="3"/>25947.0 <text:s text:c="7"/>3.35 <text:s text:c="6"/>0.00 <text:s/>1.290 <text:s text:c="5"/>14.22 <text:s text:c="8"/>1.10 <text:s text:c="9"/>1.2783 <text:s text:c="8"/>0.92 <text:s text:c="3"/>1.2574 <text:s/>2019-03-04 <text:s text:c="2"/>TMT150 <text:s text:c="14"/>1.66 <text:s text:c="4"/>NaN <text:s text:c="3"/>NaN</text:p>
      <text:p text:style-name="Standard">97 <text:s text:c="2"/>512230 <text:s text:c="4"/>景顺医药 <text:s text:c="2"/>000933 <text:s text:c="10"/>50.0 <text:s text:c="7"/>NaN <text:s text:c="7"/>0.00 <text:s text:c="6"/>0.00 <text:s/>0.000 <text:s text:c="6"/>0.00 <text:s text:c="8"/>0.00 <text:s text:c="9"/>1.3945 <text:s text:c="8"/>2.90 <text:s text:c="3"/>1.4231 <text:s/>2018-03-06 <text:s text:c="4"/>中证医药 <text:s text:c="14"/>0.04 <text:s/>28.686 <text:s/>3.692</text:p>
      <text:p text:style-name="Standard">98 <text:s text:c="2"/>512300 <text:s text:c="3"/>500医药 <text:s text:c="2"/>000857 <text:s text:c="10"/>50.0 <text:s text:c="4"/>4712.0 <text:s text:c="7"/>0.48 <text:s text:c="5"/>-0.02 <text:s/>1.027 <text:s text:c="5"/>88.03 <text:s text:c="8"/>0.39 <text:s text:c="9"/>1.0295 <text:s text:c="7"/>-0.25 <text:s text:c="3"/>1.0234 <text:s/>2019-03-04 <text:s text:c="3"/>500医药 <text:s text:c="14"/>0.60 <text:s/>23.430 <text:s/>2.541</text:p>
      <text:p text:style-name="Standard">99 <text:s text:c="2"/>512310 <text:s text:c="3"/>500工业 <text:s text:c="2"/>000856 <text:s text:c="10"/>50.0 <text:s text:c="3"/>11189.0 <text:s text:c="7"/>0.57 <text:s text:c="6"/>0.00 <text:s/>0.507 <text:s text:c="4"/>125.01 <text:s text:c="8"/>0.40 <text:s text:c="9"/>0.5079 <text:s text:c="7"/>-0.17 <text:s text:c="3"/>0.5057 <text:s/>2019-03-04 <text:s text:c="3"/>500工业 <text:s text:c="14"/>0.43 <text:s/>24.771 <text:s/>1.891</text:p>
      <text:p text:style-name="Standard">100 <text:s/>512330 <text:s text:c="3"/>500信息 <text:s text:c="2"/>000858 <text:s text:c="10"/>50.0 <text:s text:c="3"/>22769.0 <text:s text:c="7"/>1.71 <text:s text:c="5"/>-0.04 <text:s/>0.750 <text:s text:c="4"/>356.49 <text:s text:c="8"/>2.60 <text:s text:c="9"/>0.7505 <text:s text:c="7"/>-0.07 <text:s text:c="3"/>0.7319 <text:s/>2019-03-04 <text:s text:c="3"/>500信息 <text:s text:c="14"/>2.54 <text:s/>34.911 <text:s/>2.974</text:p>
      <text:p text:style-name="Standard">101 <text:s/>512340 <text:s text:c="3"/>500原料 <text:s text:c="2"/>000854 <text:s text:c="10"/>50.0 <text:s text:c="4"/>5323.0 <text:s text:c="7"/>0.41 <text:s text:c="6"/>0.00 <text:s/>0.778 <text:s text:c="6"/>7.21 <text:s text:c="8"/>0.65 <text:s text:c="9"/>0.7787 <text:s text:c="7"/>-0.10 <text:s text:c="3"/>0.7796 <text:s/>2019-03-04 <text:s text:c="3"/>500原料 <text:s text:c="13"/>-0.11 <text:s/>10.652 <text:s/>1.640</text:p>
      <text:p text:style-name="Standard">102 <text:s/>512400 <text:s text:c="4"/>有色金属 <text:s text:c="2"/>000819 <text:s text:c="10"/>50.0 <text:s text:c="3"/>23354.0 <text:s text:c="7"/>1.60 <text:s text:c="6"/>0.00 <text:s/>0.684 <text:s text:c="4"/>916.06 <text:s text:c="7"/>-0.73 <text:s text:c="9"/>0.6851 <text:s text:c="7"/>-0.16 <text:s text:c="3"/>0.6871 <text:s/>2019-03-04 <text:s text:c="4"/>有色金属 <text:s text:c="13"/>-0.29 <text:s/>25.710 <text:s/>2.180</text:p>
      <text:p text:style-name="Standard">103 <text:s/>512500 <text:s text:c="3"/>中证500 <text:s text:c="2"/>000905 <text:s text:c="9"/>120.0 <text:s text:c="2"/>118641.0 <text:s text:c="6"/>30.63 <text:s text:c="5"/>-0.81 <text:s/>2.582 <text:s text:c="2"/>20656.45 <text:s text:c="8"/>1.10 <text:s text:c="9"/>2.5862 <text:s text:c="7"/>-0.16 <text:s text:c="3"/>2.5644 <text:s/>2019-03-04 <text:s text:c="3"/>中证500 <text:s text:c="14"/>0.85 <text:s/>20.269 <text:s/>1.925</text:p>
      <text:p text:style-name="Standard">104 <text:s/>512510 <text:s text:c="2"/>ETF500 <text:s text:c="2"/>000905 <text:s text:c="9"/>200.0 <text:s text:c="3"/>38781.0 <text:s text:c="7"/>4.28 <text:s text:c="6"/>0.15 <text:s/>1.104 <text:s text:c="4"/>719.42 <text:s text:c="8"/>0.55 <text:s text:c="9"/>1.1051 <text:s text:c="7"/>-0.10 <text:s text:c="3"/>1.0958 <text:s/>2019-03-04 <text:s text:c="3"/>中证500 <text:s text:c="14"/>0.85 <text:s/>20.269 <text:s/>1.925</text:p>
      <text:p text:style-name="Standard">105 <text:s/>512560 <text:s text:c="4"/>中证军工 <text:s text:c="5"/>NaN <text:s text:c="9"/>100.0 <text:s text:c="4"/>2756.0 <text:s text:c="7"/>0.23 <text:s text:c="6"/>0.00 <text:s/>0.839 <text:s text:c="5"/>52.72 <text:s text:c="7"/>-0.12 <text:s text:c="9"/>0.8459 <text:s text:c="7"/>-0.82 <text:s text:c="3"/>0.8459 <text:s/>2019-03-04 <text:s text:c="4"/>中证军工 <text:s text:c="14"/>0.00 <text:s text:c="4"/>NaN <text:s text:c="3"/>NaN</text:p>
      <text:p text:style-name="Standard">106 <text:s/>512580 <text:s text:c="3"/>环保ETF <text:s text:c="2"/>000827 <text:s text:c="10"/>60.0 <text:s text:c="2"/>226947.0 <text:s text:c="6"/>17.88 <text:s text:c="6"/>0.12 <text:s/>0.788 <text:s text:c="4"/>764.14 <text:s text:c="7"/>-0.13 <text:s text:c="9"/>0.7903 <text:s text:c="7"/>-0.29 <text:s text:c="3"/>0.7829 <text:s/>2019-03-04 <text:s text:c="4"/>中证环保 <text:s text:c="14"/>0.94 <text:s/>22.021 <text:s/>2.296</text:p>
      <text:p text:style-name="Standard">107 <text:s/>512600 <text:s text:c="4"/>主要消费 <text:s text:c="2"/>000932 <text:s text:c="10"/>50.0 <text:s text:c="5"/>295.0 <text:s text:c="7"/>0.07 <text:s text:c="6"/>0.00 <text:s/>2.323 <text:s text:c="5"/>10.66 <text:s text:c="7"/>-1.15 <text:s text:c="9"/>2.3373 <text:s text:c="7"/>-0.61 <text:s text:c="3"/>2.3389 <text:s/>2019-03-04 <text:s text:c="4"/>中证消费 <text:s text:c="13"/>-0.07 <text:s/>29.880 <text:s/>5.496</text:p>
      <text:p text:style-name="Standard">108 <text:s/>512610 <text:s text:c="4"/>医药卫生 <text:s text:c="2"/>000933 <text:s text:c="10"/>50.0 <text:s text:c="4"/>1164.0 <text:s text:c="7"/>0.16 <text:s text:c="6"/>0.00 <text:s/>1.373 <text:s text:c="5"/>18.25 <text:s text:c="7"/>-1.22 <text:s text:c="9"/>1.3736 <text:s text:c="7"/>-0.05 <text:s text:c="3"/>1.3731 <text:s/>2019-03-04 <text:s text:c="4"/>中证医药 <text:s text:c="14"/>0.04 <text:s/>28.686 <text:s/>3.692</text:p>
      <text:p text:style-name="Standard">109 <text:s/>512640 <text:s text:c="4"/>金融地产 <text:s text:c="2"/>000934 <text:s text:c="10"/>50.0 <text:s text:c="4"/>3124.0 <text:s text:c="7"/>0.62 <text:s text:c="6"/>0.00 <text:s/>1.981 <text:s text:c="6"/>0.43 <text:s text:c="8"/>0.00 <text:s text:c="9"/>1.9733 <text:s text:c="8"/>0.39 <text:s text:c="3"/>1.9792 <text:s/>2019-03-04 <text:s text:c="4"/>中证金融 <text:s text:c="13"/>-0.30 <text:s text:c="2"/>9.274 <text:s/>1.187</text:p>
      <text:p text:style-name="Standard">110 <text:s/>512660 <text:s text:c="3"/>军工ETF <text:s text:c="2"/>399967 <text:s text:c="9"/>100.0 <text:s text:c="2"/>149108.0 <text:s text:c="6"/>11.54 <text:s text:c="6"/>0.26 <text:s/>0.774 <text:s text:c="3"/>6214.18 <text:s text:c="8"/>0.00 <text:s text:c="9"/>0.7750 <text:s text:c="7"/>-0.13 <text:s text:c="3"/>0.7735 <text:s/>2019-03-04 <text:s text:c="4"/>中证军工 <text:s text:c="14"/>0.19 <text:s/>56.945 <text:s/>2.606</text:p>
      <text:p text:style-name="Standard">111 <text:s/>512680 <text:s text:c="4"/>军工基金 <text:s text:c="2"/>399967 <text:s text:c="10"/>60.0 <text:s text:c="3"/>36333.0 <text:s text:c="7"/>2.77 <text:s text:c="5"/>-0.01 <text:s/>0.763 <text:s text:c="4"/>383.28 <text:s text:c="8"/>0.26 <text:s text:c="9"/>0.7642 <text:s text:c="7"/>-0.16 <text:s text:c="3"/>0.7628 <text:s/>2019-03-04 <text:s text:c="4"/>中证军工 <text:s text:c="14"/>0.19 <text:s/>56.945 <text:s/>2.606</text:p>
      <text:p text:style-name="Standard">112 <text:s/>512700 <text:s text:c="4"/>银行基金 <text:s text:c="2"/>399986 <text:s text:c="10"/>20.0 <text:s text:c="3"/>10858.0 <text:s text:c="7"/>1.20 <text:s text:c="6"/>0.02 <text:s/>1.107 <text:s text:c="4"/>253.49 <text:s text:c="7"/>-0.63 <text:s text:c="9"/>1.1116 <text:s text:c="7"/>-0.41 <text:s text:c="3"/>1.1157 <text:s/>2019-03-04 <text:s text:c="4"/>中证银行 <text:s text:c="13"/>-0.37 <text:s text:c="2"/>7.037 <text:s/>0.932</text:p>
      <text:p text:style-name="Standard"><text:soft-page-break/>113 <text:s/>512800 <text:s text:c="3"/>银行ETF <text:s text:c="2"/>399986 <text:s text:c="10"/>30.0 <text:s text:c="3"/>84314.0 <text:s text:c="7"/>9.03 <text:s text:c="6"/>0.64 <text:s/>1.071 <text:s text:c="3"/>7204.46 <text:s text:c="7"/>-0.46 <text:s text:c="9"/>1.0732 <text:s text:c="7"/>-0.21 <text:s text:c="3"/>1.0772 <text:s/>2019-03-04 <text:s text:c="4"/>中证银行 <text:s text:c="13"/>-0.37 <text:s text:c="2"/>7.037 <text:s/>0.932</text:p>
      <text:p text:style-name="Standard">114 <text:s/>512810 <text:s text:c="4"/>军工行业 <text:s text:c="2"/>399967 <text:s text:c="9"/>100.0 <text:s text:c="4"/>9279.0 <text:s text:c="7"/>0.68 <text:s text:c="6"/>0.01 <text:s/>0.734 <text:s text:c="4"/>306.89 <text:s text:c="8"/>0.27 <text:s text:c="9"/>0.7337 <text:s text:c="8"/>0.04 <text:s text:c="3"/>0.7323 <text:s/>2019-03-04 <text:s text:c="4"/>中证军工 <text:s text:c="14"/>0.19 <text:s/>56.945 <text:s/>2.606</text:p>
      <text:p text:style-name="Standard">115 <text:s/>512880 <text:s text:c="3"/>证券ETF <text:s text:c="2"/>399975 <text:s text:c="9"/>100.0 <text:s text:c="2"/>438729.0 <text:s text:c="6"/>45.36 <text:s text:c="5"/>-1.23 <text:s/>1.034 <text:s text:c="2"/>48779.64 <text:s text:c="7"/>-0.96 <text:s text:c="9"/>1.0351 <text:s text:c="7"/>-0.11 <text:s text:c="3"/>1.0441 <text:s/>2019-03-04 <text:s text:c="4"/>证券公司 <text:s text:c="13"/>-0.86 <text:s/>33.975 <text:s/>1.803</text:p>
      <text:p text:style-name="Standard">116 <text:s/>512900 <text:s text:c="4"/>证券基金 <text:s text:c="2"/>399975 <text:s text:c="10"/>30.0 <text:s text:c="3"/>85301.0 <text:s text:c="7"/>8.52 <text:s text:c="6"/>0.14 <text:s/>0.999 <text:s text:c="4"/>664.63 <text:s text:c="7"/>-1.19 <text:s text:c="9"/>0.9988 <text:s text:c="8"/>0.02 <text:s text:c="3"/>1.0075 <text:s/>2019-03-04 <text:s text:c="4"/>证券公司 <text:s text:c="13"/>-0.86 <text:s/>33.975 <text:s/>1.803</text:p>
      <text:p text:style-name="Standard">117 <text:s/>512980 <text:s text:c="3"/>传媒ETF <text:s text:c="2"/>399971 <text:s text:c="9"/>100.0 <text:s text:c="2"/>108112.0 <text:s text:c="7"/>9.19 <text:s text:c="5"/>-0.03 <text:s/>0.850 <text:s text:c="4"/>685.69 <text:s text:c="8"/>0.71 <text:s text:c="9"/>0.8527 <text:s text:c="7"/>-0.32 <text:s text:c="3"/>0.8411 <text:s/>2019-03-04 <text:s text:c="4"/>中证传媒 <text:s text:c="14"/>1.38 <text:s/>25.004 <text:s/>2.996</text:p>
      <text:p text:style-name="Standard">118 <text:s/>513600 <text:s text:c="3"/>恒指ETF <text:s text:c="5"/>NaN <text:s text:c="9"/>100.0 <text:s text:c="4"/>2783.0 <text:s text:c="7"/>0.72 <text:s text:c="6"/>0.00 <text:s/>2.599 <text:s text:c="5"/>28.59 <text:s text:c="7"/>-0.31 <text:s text:c="9"/>2.6151 <text:s text:c="7"/>-0.62 <text:s text:c="3"/>2.6181 <text:s/>2019-03-04 <text:s text:c="4"/>恒生指数 <text:s text:c="13"/>-0.03 <text:s text:c="4"/>NaN <text:s text:c="3"/>NaN</text:p>
      <text:p text:style-name="Standard">119 <text:s/>513660 <text:s text:c="5"/>恒生通 <text:s text:c="5"/>NaN <text:s text:c="9"/>100.0 <text:s text:c="3"/>31900.0 <text:s text:c="7"/>8.25 <text:s text:c="5"/>-0.28 <text:s/>2.585 <text:s text:c="5"/>31.34 <text:s text:c="7"/>-0.50 <text:s text:c="9"/>2.5945 <text:s text:c="7"/>-0.37 <text:s text:c="3"/>2.5975 <text:s/>2019-03-04 <text:s text:c="4"/>恒生指数 <text:s text:c="13"/>-0.03 <text:s text:c="4"/>NaN <text:s text:c="3"/>N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2:32:34.346035240</meta:creation-date>
    <dc:date>2019-03-20T12:33:04.034841717</dc:date>
    <meta:editing-duration>PT33S</meta:editing-duration>
    <meta:editing-cycles>1</meta:editing-cycles>
    <meta:document-statistic meta:table-count="0" meta:image-count="0" meta:object-count="0" meta:page-count="7" meta:paragraph-count="224" meta:word-count="2927" meta:character-count="21847" meta:non-whitespace-character-count="12532"/>
    <meta:generator>LibreOffice/6.0.6.2$Linux_X86_64 LibreOffice_project/00m0$Build-2</meta:generator>
  </office:meta>
</office:document-meta>
</file>